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87.7pt"/>
    </style:style>
    <style:style style:name="co2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5.46pt"/>
    </style:style>
    <style:style style:name="co12" style:family="table-column">
      <style:table-column-properties fo:break-before="auto" style:column-width="51.19pt"/>
    </style:style>
    <style:style style:name="co6" style:family="table-column">
      <style:table-column-properties fo:break-before="auto" style:column-width="93.15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138.9pt"/>
    </style:style>
    <style:style style:name="co9" style:family="table-column">
      <style:table-column-properties fo:break-before="auto" style:column-width="218.69pt"/>
    </style:style>
    <style:style style:name="co10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>
      <style:text-properties style:text-position="" style:font-name="Nimbus Sans L" style:font-name-asian="Droid Sans Fallback" style:font-name-complex="FreeSans"/>
    </style:style>
    <style:style style:name="ce13" style:family="table-cell" style:parent-style-name="Default" style:data-style-name="N12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>
      <style:text-properties style:font-name="Nimbus Sans L" style:font-name-asian="Droid Sans Fallback" style:font-name-complex="FreeSans"/>
    </style:style>
    <style:style style:name="ce19" style:family="table-cell" style:parent-style-name="Default" style:data-style-name="N124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2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7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1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20:37:15.662737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5-20T20:38:18.980732005</dc:date>
    <meta:editing-duration>PT14H52M51S</meta:editing-duration>
    <meta:editing-cycles>284</meta:editing-cycles>
    <meta:generator>LibreOffice/5.1.6.2$Linux_X86_64 LibreOffice_project/10m0$Build-2</meta:generator>
    <meta:document-statistic meta:table-count="5" meta:cell-count="892" meta:object-count="0"/>
  </office:meta>
</office:document-meta>
</file>